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paket yapımı</text:p>
      <text:p text:style-name="rststyle-textbody">Bu anlatımda debian tabanı için deb paketi yapmayı anlatacağım. Tüm adımlar root ile gerçekleştirilmiştir. Debian tabanlı bir dağıtım yada debootstrap ile kurulmuş bir chroot kullanmanız gerekmektedir.</text:p>
      <text:p text:style-name="rststyle-textbody">Bu yazının ikinci kısmında da elimizdeki bir paketi açıp üzerinde değişiklik yapıp tekrar paketlemeyi anlatacağım.</text:p>
      <text:section text:name="Section1" text:style-name="Sect1">
        <text:h text:outline-level="1" text:style-name="rststyle-heading1">Hazırlık</text:h>
        <text:p text:style-name="rststyle-textbody">Aşağıdaki paketleri kurarak paket derleme aşaması için gereken araçları yüklemeniz gerekmektedir.</text:p>
        <ns0:p ns0:style-name="rststyle-codeblock">$ apt-get install build-essential</ns0:p>
      </text:section>
      <text:section text:name="Section2" text:style-name="Sect1">
        <text:h text:outline-level="1" text:style-name="rststyle-heading1">Paket talimatı hazırlanması</text:h>
        <text:p text:style-name="rststyle-textbody">Debian tabanında paketlerin derleme talimatı <text:span text:style-name="rststyle-strong">debian</text:span> dizininde bulunur. Bu dizinde <text:span text:style-name="rststyle-strong">source/format</text:span>, <text:span text:style-name="rststyle-strong">copyright</text:span>, <text:span text:style-name="rststyle-strong">control</text:span>, <text:span text:style-name="rststyle-strong">rules</text:span>, <text:span text:style-name="rststyle-strong">compat</text:span> dosyaları bulunur. <text:span text:style-name="rststyle-strong">copyright</text:span> dosyasında lisans metnimiz yer alır. <text:span text:style-name="rststyle-emphasis">http://www.debian.org/doc/packaging-manuals/copyright-format/1.0/</text:span> adresindeki formata uygun şekilde yazarız. Aşağıda örnek bir <text:span text:style-name="rststyle-strong">copyright</text:span> dosyası yer almaktadır.</text:p>
        <ns0:p ns0:style-name="rststyle-codeblock">Format: http://www.debian.org/doc/packaging-manuals/copyright-format/1.0/<ns0:line-break/>Upstream-Name: test<ns0:line-break/>Source: https://example.org<ns0:line-break/><ns0:line-break/>Files: *<ns0:line-break/>Copyright: 2021 user name &lt;user@example.org&gt;<ns0:line-break/>License: GPL-3.0+<ns0:line-break/><ns0:line-break/>License: GPL-3.0+<ns0:line-break/><ns0:s ns0:c="1"/>This program is free software: you can redistribute it ...</ns0:p>
        <text:span text:style-name="rststyle-name">
          <text:span text:style-name="rststyle-tag">Format</text:span>
        </text:span>
        <text:span text:style-name="rststyle-punctuation">:</text:span>
        <text:span text:style-name="rststyle-literal">
          <text:span text:style-name="rststyle-scalar">
            <text:span text:style-name="rststyle-plain">http://www.debian.org/doc/packaging-manuals/copyright-format/1.0/</text:span>
          </text:span>
        </text:span>
        <text:span text:style-name="rststyle-name">
          <text:span text:style-name="rststyle-tag">Upstream-Name</text:span>
        </text:span>
        <text:span text:style-name="rststyle-punctuation">:</text:span>
        <text:span text:style-name="rststyle-literal">
          <text:span text:style-name="rststyle-scalar">
            <text:span text:style-name="rststyle-plain">test</text:span>
          </text:span>
        </text:span>
        <text:span text:style-name="rststyle-name">
          <text:span text:style-name="rststyle-tag">Source</text:span>
        </text:span>
        <text:span text:style-name="rststyle-punctuation">: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name">
          <text:span text:style-name="rststyle-tag">Files</text:span>
        </text:span>
        <text:span text:style-name="rststyle-punctuation">:</text:span>
        <text:span text:style-name="rststyle-error">*</text:span>
        <text:span text:style-name="rststyle-name">
          <text:span text:style-name="rststyle-tag">Copyright</text:span>
        </text:span>
        <text:span text:style-name="rststyle-punctuation">:</text:span>
        <text:span text:style-name="rststyle-literal">
          <text:span text:style-name="rststyle-scalar">
            <text:span text:style-name="rststyle-plain">2021 user name &lt;user@example.org&gt;</text:span>
          </text:span>
        </text:span>
        <text:span text:style-name="rststyle-name">
          <text:span text:style-name="rststyle-tag">License</text:span>
        </text:span>
        <text:span text:style-name="rststyle-punctuation">: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name">
          <text:span text:style-name="rststyle-tag">License</text:span>
        </text:span>
        <text:span text:style-name="rststyle-punctuation">: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literal">
          <text:span text:style-name="rststyle-scalar">
            <text:span text:style-name="rststyle-plain">This program is free software</text:span>
          </text:span>
        </text:span>
        <text:span text:style-name="rststyle-punctuation">
          <text:span text:style-name="rststyle-indicator">:</text:span>
        </text:span>
        <text:span text:style-name="rststyle-literal">
          <text:span text:style-name="rststyle-scalar">
            <text:span text:style-name="rststyle-plain">you can redistribute it ...</text:span>
          </text:span>
        </text:span>
        <text:p text:style-name="rststyle-textbody"><text:span text:style-name="rststyle-strong">source/format</text:span> dosyası paketin kaynak formatını belirtir. Bu dosya içerisine <text:span text:style-name="rststyle-strong">3.0 (native)</text:span> yazabilirsiniz.</text:p>
        <text:p text:style-name="rststyle-textbody"><text:span text:style-name="rststyle-strong">compat</text:span> dosyası içerisinde paketin hangi sürüme uyumlu olacağı yazılmıştır. Bu yazıyı yazarken en son sürüm olarak <text:span text:style-name="rststyle-strong">11</text:span> olduğu için dosyaya <text:span text:style-name="rststyle-strong">11</text:span> yazabiliriz.</text:p>
        <text:p text:style-name="rststyle-textbody"><text:span text:style-name="rststyle-strong">control</text:span> dosyası içerisinde paketin adı bağımlılıkları gibi değerleri taşır. Aşağıda örnek control dosyası verilmiştir.</text:p>
        <ns0:p ns0:style-name="rststyle-codeblock">Source: example<ns0:line-break/>Section: utils<ns0:line-break/>Priority: optional<ns0:line-break/>Maintainer: user name &lt;user@example.org&gt;<ns0:line-break/>Build-Depends: package1, package2<ns0:line-break/>Standards-Version: 4.3.0<ns0:line-break/>Homepage: https://example.org<ns0:line-break/><ns0:line-break/>Package: example<ns0:line-break/>Architecture: any<ns0:line-break/>Depends: package3,<ns0:line-break/><ns0:s ns0:c="9"/>package4<ns0:line-break/><ns0:line-break/>Description: example package<ns0:line-break/><ns0:s ns0:c="1"/>Example package for sayfalar documentation</ns0:p>
        <text:span text:style-name="rststyle-name">
          <text:span text:style-name="rststyle-tag">Source</text:span>
        </text:span>
        <text:span text:style-name="rststyle-punctuation">: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name">
          <text:span text:style-name="rststyle-tag">Section</text:span>
        </text:span>
        <text:span text:style-name="rststyle-punctuation">:</text:span>
        <text:span text:style-name="rststyle-literal">
          <text:span text:style-name="rststyle-scalar">
            <text:span text:style-name="rststyle-plain">utils</text:span>
          </text:span>
        </text:span>
        <text:span text:style-name="rststyle-name">
          <text:span text:style-name="rststyle-tag">Priority</text:span>
        </text:span>
        <text:span text:style-name="rststyle-punctuation">:</text:span>
        <text:span text:style-name="rststyle-literal">
          <text:span text:style-name="rststyle-scalar">
            <text:span text:style-name="rststyle-plain">optional</text:span>
          </text:span>
        </text:span>
        <text:span text:style-name="rststyle-name">
          <text:span text:style-name="rststyle-tag">Maintainer</text:span>
        </text:span>
        <text:span text:style-name="rststyle-punctuation">:</text:span>
        <text:span text:style-name="rststyle-literal">
          <text:span text:style-name="rststyle-scalar">
            <text:span text:style-name="rststyle-plain">user name &lt;user@example.org&gt;</text:span>
          </text:span>
        </text:span>
        <text:span text:style-name="rststyle-name">
          <text:span text:style-name="rststyle-tag">Build-Depends</text:span>
        </text:span>
        <text:span text:style-name="rststyle-punctuation">:</text:span>
        <text:span text:style-name="rststyle-literal">
          <text:span text:style-name="rststyle-scalar">
            <text:span text:style-name="rststyle-plain">package1, package2</text:span>
          </text:span>
        </text:span>
        <text:span text:style-name="rststyle-name">
          <text:span text:style-name="rststyle-tag">Standards-Version</text:span>
        </text:span>
        <text:span text:style-name="rststyle-punctuation">:</text:span>
        <text:span text:style-name="rststyle-literal">
          <text:span text:style-name="rststyle-scalar">
            <text:span text:style-name="rststyle-plain">4.3.0</text:span>
          </text:span>
        </text:span>
        <text:span text:style-name="rststyle-name">
          <text:span text:style-name="rststyle-tag">Homepage</text:span>
        </text:span>
        <text:span text:style-name="rststyle-punctuation">: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name">
          <text:span text:style-name="rststyle-tag">Package</text:span>
        </text:span>
        <text:span text:style-name="rststyle-punctuation">: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name">
          <text:span text:style-name="rststyle-tag">Architecture</text:span>
        </text:span>
        <text:span text:style-name="rststyle-punctuation">:</text:span>
        <text:span text:style-name="rststyle-literal">
          <text:span text:style-name="rststyle-scalar">
            <text:span text:style-name="rststyle-plain">any</text:span>
          </text:span>
        </text:span>
        <text:span text:style-name="rststyle-name">
          <text:span text:style-name="rststyle-tag">Depends</text:span>
        </text:span>
        <text:span text:style-name="rststyle-punctuation">:</text:span>
        <text:span text:style-name="rststyle-literal">
          <text:span text:style-name="rststyle-scalar">
            <text:span text:style-name="rststyle-plain">package3,</text:span>
          </text:span>
        </text:span>
        <text:span text:style-name="rststyle-literal">
          <text:span text:style-name="rststyle-scalar">
            <text:span text:style-name="rststyle-plain">package4</text:span>
          </text:span>
        </text:span>
        <text:span text:style-name="rststyle-name">
          <text:span text:style-name="rststyle-tag">Description</text:span>
        </text:span>
        <text:span text:style-name="rststyle-punctuation">:</text:span>
        <text:span text:style-name="rststyle-literal">
          <text:span text:style-name="rststyle-scalar">
            <text:span text:style-name="rststyle-plain">example package</text:span>
          </text:span>
        </text:span>
        <text:span text:style-name="rststyle-literal">
          <text:span text:style-name="rststyle-scalar">
            <text:span text:style-name="rststyle-plain">Example package for sayfalar documentation</text:span>
          </text:span>
        </text:span>
        <text:p text:style-name="rststyle-textbody">Eğer <text:span text:style-name="rststyle-strong">Architecture</text:span> değerine any yazarsanız paket derlediğiniz mimariye bağımlı olur. Eğer all yazarsanız tümünde çalışabilir.</text:p>
        <text:p text:style-name="rststyle-textbody"><text:span text:style-name="rststyle-strong">rules</text:span> dosyası derleme yapılırken kullanılan dosyadır. Bu dosyanın türü genellikle <text:span text:style-name="rststyle-strong">Makefile</text:span> olur fakat istediğiniz herhangi bir dille de yazabilirsiniz.</text:p>
        <text:p text:style-name="rststyle-textbody"><text:span text:style-name="rststyle-strong">make &amp;&amp; make install</text:span> şeklinde derlenip kurulan bir kaynak kodu rules dosyasında aşağıdaki gibi belirtebiliriz. Bunun için <text:span text:style-name="rststyle-strong">dh</text:span> komutu kullanılır.</text:p>
        <ns0:p ns0:style-name="rststyle-codeblock">#!/usr/bin/make -f<ns0:line-break/><ns0:line-break/>%:<ns0:line-break/><ns0:s ns0:c="8"/>dh $@</ns0:p>
        <text:span text:style-name="rststyle-comment">#!/usr/bin/make -f
</text:span>
        <text:span text:style-name="rststyle-name">
          <text:span text:style-name="rststyle-function">%</text:span>
        </text:span>
        <text:span text:style-name="rststyle-operator">:</text:span>
        <text:span text:style-name="rststyle-name">
          <text:span text:style-name="rststyle-variable">$@</text:span>
        </text:span>
        <text:p text:style-name="rststyle-textbody">Eğer <text:span text:style-name="rststyle-strong">./configure</text:span> işlemimiz de varsa aşağıdakini rules içine ekleyebiliriz.</text:p>
        <ns0:p ns0:style-name="rststyle-codeblock">override_dh_auto_configure:<ns0:line-break/><ns0:s ns0:c="8"/>./configre --prefix=/usr</ns0:p>
        <text:span text:style-name="rststyle-name">
          <text:span text:style-name="rststyle-function">override_dh_auto_configure</text:span>
        </text:span>
        <text:span text:style-name="rststyle-operator">:</text:span>
        <text:span text:style-name="rststyle-operator">=</text:span>
        <text:p text:style-name="rststyle-textbody">Burada sırasıyla rules dosyasına aşağıdaki gibi komut yollanır.</text:p>
        <ns0:p ns0:style-name="rststyle-codeblock">./debian/rules clean # dh clean<ns0:line-break/>./debian/rules build # dh build<ns0:line-break/>./debian/rules binary # dh binary</ns0:p>
        <text:span text:style-name="rststyle-comment">
          <text:span text:style-name="rststyle-single"># dh clean
</text:span>
        </text:span>
        <text:span text:style-name="rststyle-comment">
          <text:span text:style-name="rststyle-single"># dh build
</text:span>
        </text:span>
        <text:span text:style-name="rststyle-comment">
          <text:span text:style-name="rststyle-single"># dh binary</text:span>
        </text:span>
        <text:p text:style-name="rststyle-textbody">Biraz önceki rules dosyamızı biraz değiştirerek tekrar yazalım.</text:p>
        <ns0:p ns0:style-name="rststyle-codeblock">#!/usr/bin/make -f<ns0:line-break/><ns0:line-break/>clean:<ns0:line-break/><ns0:s ns0:c="8"/>dh clean<ns0:line-break/>build:<ns0:line-break/><ns0:s ns0:c="8"/>./configure --prefix=/usr<ns0:line-break/><ns0:s ns0:c="8"/>: dh build yerine aşağıdaki komutları yazabiliriz.<ns0:line-break/><ns0:s ns0:c="8"/>make<ns0:line-break/><ns0:s ns0:c="8"/>make install DESTDIR=debian/example # DESTDIR konumu debian/paketadı şeklinde olmalıdır.<ns0:line-break/>binary:<ns0:line-break/><ns0:s ns0:c="8"/>dh binary</ns0:p>
        <text:span text:style-name="rststyle-comment">#!/usr/bin/make -f
</text:span>
        <text:span text:style-name="rststyle-name">
          <text:span text:style-name="rststyle-function">clean</text:span>
        </text:span>
        <text:span text:style-name="rststyle-operator">:</text:span>
        <text:span text:style-name="rststyle-name">
          <text:span text:style-name="rststyle-function">build</text:span>
        </text:span>
        <text:span text:style-name="rststyle-operator">:</text:span>
        <text:span text:style-name="rststyle-operator">=</text:span>
        <text:span text:style-name="rststyle-comment">
          <text:span text:style-name="rststyle-preproc">        : dh build yerine aşağıdaki komutları yazabiliriz.
</text:span>
        </text:span>
        <text:span text:style-name="rststyle-name">
          <text:span text:style-name="rststyle-variable">DESTDIR</text:span>
        </text:span>
        <text:span text:style-name="rststyle-operator">=</text:span>
        <text:span text:style-name="rststyle-comment">
          <text:span text:style-name="rststyle-single"># DESTDIR konumu debian/paketadı şeklinde olmalıdır.
</text:span>
        </text:span>
        <text:span text:style-name="rststyle-name">
          <text:span text:style-name="rststyle-function">binary</text:span>
        </text:span>
        <text:span text:style-name="rststyle-operator">:</text:span>
        <text:p text:style-name="rststyle-textbody">Burada <text:span text:style-name="rststyle-strong">dh clean</text:span> komutu kaynağı temizlemek için kullanılır. <text:span text:style-name="rststyle-strong">dh binary</text:span> ise paketleme işlemi için gereken komuttur.</text:p>
        <text:p text:style-name="rststyle-textbody"><text:span text:style-name="rststyle-strong">changelog</text:span> dosyası ise paketin sürüm numarası ve değişikliklerini belirtir. Aşağıda örnek <text:span text:style-name="rststyle-strong">changelog</text:span> dosyası yer almaktadır.</text:p>
        <ns0:p ns0:style-name="rststyle-codeblock">example (0.3.1) stable; urgency=medium<ns0:line-break/><ns0:s ns0:c="2"/>[ user name ]<ns0:line-break/><ns0:s ns0:c="2"/>* Initial commit<ns0:line-break/><ns0:line-break/><ns0:s ns0:c="1"/>-- user name <ns0:s ns0:c="1"/>&lt;user@example.org&gt; <ns0:s ns0:c="1"/>Mon, 31 Dec 2021 13:31:31 +0000</ns0:p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punctuation">;</text:span>
        <text:span text:style-name="rststyle-name">
          <text:span text:style-name="rststyle-variable">urgency</text:span>
        </text:span>
        <text:span text:style-name="rststyle-operator">=</text:span>
        <text:span text:style-name="rststyle-operator">[</text:span>
        <text:span text:style-name="rststyle-operator">]</text:span>
        <text:span text:style-name="rststyle-literal">
          <text:span text:style-name="rststyle-number">31</text:span>
        </text:span>
        <text:span text:style-name="rststyle-literal">
          <text:span text:style-name="rststyle-number">2021</text:span>
        </text:span>
        <text:span text:style-name="rststyle-literal">
          <text:span text:style-name="rststyle-number">13</text:span>
        </text:span>
      </text:section>
      <text:section text:name="Section3" text:style-name="Sect1">
        <text:h text:outline-level="1" text:style-name="rststyle-heading1">Paketin derlenmesi</text:h>
        <text:p text:style-name="rststyle-textbody"><text:span text:style-name="rststyle-strong">dpkg-buildpackage -b</text:span> komutunu derlenecek olan paketin kaynağının bulunduğu dizinde çalıştırın.</text:p>
        <text:p text:style-name="rststyle-textbody">Paket dosyaları kaynağın bulunduğu dizinin bir öncesinde oluşturulur. <text:span text:style-name="rststyle-strong">deb</text:span> uzantılı dosyalarımızı eğer varsa depoya atabiliriz.</text:p>
      </text:section>
      <text:section text:name="Section4" text:style-name="Sect1">
        <text:h text:outline-level="1" text:style-name="rststyle-heading1">Paket kayağının temizlenmesi</text:h>
        <text:p text:style-name="rststyle-textbody"><text:span text:style-name="rststyle-strong">dh clean</text:span> komutunu kullanabilirsiniz.</text:p>
      </text:section>
      <text:section text:name="Section5" text:style-name="Sect1">
        <text:h text:outline-level="1" text:style-name="rststyle-heading1">Post install betikleri</text:h>
        <text:p text:style-name="rststyle-textbody">debian dizini içine atacağımız <text:span text:style-name="rststyle-strong">postinst</text:span>, <text:span text:style-name="rststyle-strong">preinst</text:span>, <text:span text:style-name="rststyle-strong">prerm</text:span>, <text:span text:style-name="rststyle-strong">postrm</text:span> dosyaları paketin içerisine eklenir ve gerektiği yerde çalıştırılır. Genellikle bash betiğidir fakat istediğiniz dille yazabilirsiniz.</text:p>
      </text:section>
      <text:section text:name="Section6" text:style-name="Sect1">
        <text:h text:outline-level="1" text:style-name="rststyle-heading1">Paket parçalama işlemi</text:h>
        <text:p text:style-name="rststyle-textbody">Bir deb dosyasını parçalamak için öncelikle <text:span text:style-name="rststyle-strong">ar</text:span> komutu kullanarak paketin dosyaları açılır. Bu işlemde karşımıza 3 tane dosya çıkar. data.tar.xz dosyası paketin dosyalarını barındırır. debian-binary dosyası paket formatını gösterir. Bu dosyayı silebiliriz. control.tar.xz dosyası paket bilgisi içerir.</text:p>
        <ns0:p ns0:style-name="rststyle-codeblock">$ ar x paket.deb<ns0:line-break/>$ ls<ns0:line-break/>-&gt; control.tar.xz <ns0:s ns0:c="1"/>data.tar.xz <ns0:s ns0:c="1"/>debian-binary <ns0:s ns0:c="1"/>paket.deb<ns0:line-break/>$ tar -xf data.tar.xz &amp;&amp; rm -f data.tar.xz debian-binary paket.deb<ns0:line-break/>$ mkdir DEBIAN<ns0:line-break/>$ mv control.tar.xz DEBIAN<ns0:line-break/>$ cd DEBIAN<ns0:line-break/>$ tar -xf control.tar.xz &amp;&amp; rm -f control.tar.xz<ns0:line-break/>$ cd ..<ns0:line-break/>$ ls<ns0:line-break/>-&gt; DEBIAN/ usr/ etc/</ns0:p>
        <text:span text:style-name="rststyle-operator">&amp;&amp;</text:span>
        <text:span text:style-name="rststyle-name">
          <text:span text:style-name="rststyle-builtin">cd</text:span>
        </text:span>
        <text:span text:style-name="rststyle-operator">&amp;&amp;</text:span>
        <text:span text:style-name="rststyle-name">
          <text:span text:style-name="rststyle-builtin">cd</text:span>
        </text:span>
      </text:section>
      <text:section text:name="Section7" text:style-name="Sect1">
        <text:h text:outline-level="1" text:style-name="rststyle-heading1">Parçalanan paketin tekrar paketlenmesi</text:h>
        <text:p text:style-name="rststyle-textbody">Parçalanan paketin tekrar paketlenmesi için aşağıdaki komutu kullanabiliriz. Burada paket yolunu tam yol olarak vermeniz gerekmektedir. Paket dizininin dışında çalıştırılmalıdır. Paket adı dizinin adı şeklinde ayarlanmaktadır.</text:p>
        <ns0:p ns0:style-name="rststyle-codeblock">$ dpkg -b /home/sulincix/test/example<ns0:line-break/>-&gt; dpkg-deb: building package 'example' in 'example.deb'.</ns0:p>
        <text:span text:style-name="rststyle-literal">
          <text:span text:style-name="rststyle-string">
            <text:span text:style-name="rststyle-single">'example'</text:span>
          </text:span>
        </text:span>
        <text:span text:style-name="rststyle-keyword">in</text:span>
        <text:span text:style-name="rststyle-literal">
          <text:span text:style-name="rststyle-string">
            <text:span text:style-name="rststyle-single">'example.deb'</text:span>
          </text:span>
        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10-28T15:06:17</meta:creation-date>
    <dc:creator>a</dc:creator>
    <dc:date>2021-10-28T15:06:17</dc:date>
    <dc:language>en-US</dc:language>
    <meta:editing-cycles>1</meta:editing-cycles>
    <meta:editing-duration>PT00M01S</meta:editing-duration>
    <dc:title>Debian paket yapımı</dc:title>
  </office:meta>
</office:document-meta>
</file>